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4806in" fo:break-before="auto" fo:break-after="auto" table:align="margins" style:may-break-between-rows="false"/>
    </style:style>
    <style:style style:name="Table1.A" style:family="table-column">
      <style:table-column-properties style:column-width="1.0931in" style:rel-column-width="9575*"/>
    </style:style>
    <style:style style:name="Table1.B" style:family="table-column">
      <style:table-column-properties style:column-width="3.7507in" style:rel-column-width="32858*"/>
    </style:style>
    <style:style style:name="Table1.C" style:family="table-column">
      <style:table-column-properties style:column-width="1.8528in" style:rel-column-width="16231*"/>
    </style:style>
    <style:style style:name="Table1.D" style:family="table-column">
      <style:table-column-properties style:column-width="0.784in" style:rel-column-width="6871*"/>
    </style:style>
    <style:style style:name="Table1.1" style:family="table-row">
      <style:table-row-properties style:min-row-height="0.2799in" style:keep-together="true" fo:keep-together="auto"/>
    </style:style>
    <style:style style:name="Table1.A1" style:family="table-cell">
      <style:table-cell-properties style:vertical-align="middle" fo:background-color="#f2ebe4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201in" fo:border="0.0007in solid #000000">
        <style:background-image/>
      </style:table-cell-properties>
    </style:style>
    <style:style style:name="Table1.2" style:family="table-row">
      <style:table-row-properties style:min-row-height="0.4722in" style:keep-together="true" fo:keep-together="auto"/>
    </style:style>
    <style:style style:name="Table1.A2" style:family="table-cell">
      <style:table-cell-properties fo:padding="0in" fo:border="none"/>
    </style:style>
    <style:style style:name="Tabella1" style:family="table">
      <style:table-properties style:width="7.4806in" table:align="margins"/>
    </style:style>
    <style:style style:name="Tabella1.A" style:family="table-column">
      <style:table-column-properties style:column-width="1.0931in" style:rel-column-width="9575*"/>
    </style:style>
    <style:style style:name="Tabella1.B" style:family="table-column">
      <style:table-column-properties style:column-width="3.7507in" style:rel-column-width="32858*"/>
    </style:style>
    <style:style style:name="Tabella1.C" style:family="table-column">
      <style:table-column-properties style:column-width="1.8521in" style:rel-column-width="16225*"/>
    </style:style>
    <style:style style:name="Tabella1.D" style:family="table-column">
      <style:table-column-properties style:column-width="0.7847in" style:rel-column-width="6877*"/>
    </style:style>
    <style:style style:name="Tabella1.1" style:family="table-row">
      <style:table-row-properties style:min-row-height="0.0097in"/>
    </style:style>
    <style:style style:name="Tabel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a1.D1" style:family="table-cell">
      <style:table-cell-properties fo:padding="0.0382in" fo:border="0.0007in solid #000000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333333" style:font-name="Helvetica" fo:font-size="10pt" fo:font-style="normal" fo:font-weight="normal" officeooo:paragraph-rsid="005fc7cf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4b1a42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Helvetica" fo:font-size="10pt" fo:font-weight="normal" officeooo:paragraph-rsid="006099ee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Helvetica" fo:font-size="10pt" fo:font-weight="normal" officeooo:paragraph-rsid="003bd73f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5.25pt" style:font-weight-asian="normal" style:font-size-complex="6pt" style:font-weight-complex="normal"/>
    </style:style>
    <style:style style:name="P16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8" style:family="paragraph" style:parent-style-name="Table_20_Contents">
      <style:text-properties style:font-name="Helvetica" fo:font-size="6pt" style:font-size-asian="6pt" style:font-size-complex="6pt"/>
    </style:style>
    <style:style style:name="P19" style:family="paragraph" style:parent-style-name="Table_20_Contents">
      <style:text-properties style:font-name="Helvetica" fo:font-size="6pt" officeooo:paragraph-rsid="001fa3a2" style:font-size-asian="6pt" style:font-size-complex="6pt"/>
    </style:style>
    <style:style style:name="P20" style:family="paragraph" style:parent-style-name="Table_20_Contents">
      <style:text-properties style:font-name="Helvetica" fo:font-size="6pt" style:font-size-asian="5.25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Helvetica" fo:font-size="8pt" fo:font-weight="normal" officeooo:paragraph-rsid="003bd73f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ccb97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a9f01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621f00" style:font-size-asian="8pt" style:font-weight-asian="normal" style:font-size-complex="8pt" style:font-weight-complex="normal"/>
    </style:style>
    <style:style style:name="P27" style:family="paragraph" style:parent-style-name="Table_20_Contents">
      <style:text-properties style:font-name="Helvetica" fo:font-size="8pt" fo:font-weight="normal" officeooo:paragraph-rsid="001fa3a2" style:font-size-asian="8pt" style:font-weight-asian="normal" style:font-size-complex="8pt" style:font-weight-complex="normal"/>
    </style:style>
    <style:style style:name="P28" style:family="paragraph" style:parent-style-name="Table_20_Contents">
      <style:text-properties style:font-name="Helvetica" fo:font-size="8pt" officeooo:paragraph-rsid="001fa3a2" style:font-size-asian="8pt" style:font-size-complex="8pt"/>
    </style:style>
    <style:style style:name="P29" style:family="paragraph" style:parent-style-name="Table_20_Contents">
      <style:text-properties style:font-name="Helvetica" fo:font-size="8pt" officeooo:paragraph-rsid="006a3365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34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officeooo:paragraph-rsid="0047b6ce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5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officeooo:paragraph-rsid="0048db28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officeooo:paragraph-rsid="0048db28" style:font-size-asian="8pt" style:font-size-complex="8pt"/>
    </style:style>
    <style:style style:name="P37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38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8pt" officeooo:paragraph-rsid="0048db28" style:font-size-asian="8pt" style:font-size-complex="8pt"/>
    </style:style>
    <style:style style:name="P39" style:family="paragraph" style:parent-style-name="Standard">
      <style:paragraph-properties fo:margin-left="0.1146in" fo:margin-right="0in" fo:text-indent="0in" style:auto-text-indent="false" style:text-autospace="none"/>
      <style:text-properties officeooo:paragraph-rsid="0048db28"/>
    </style:style>
    <style:style style:name="P40" style:family="paragraph" style:parent-style-name="Standard">
      <style:paragraph-properties fo:margin-left="0.1146in" fo:margin-right="0in" fo:text-indent="0in" style:auto-text-indent="false" style:text-autospace="none"/>
      <style:text-properties officeooo:paragraph-rsid="00495c29"/>
    </style:style>
    <style:style style:name="P41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2" style:family="paragraph" style:parent-style-name="Standard">
      <style:paragraph-properties fo:text-align="start" style:justify-single-word="false" style:text-autospace="none"/>
      <style:text-properties fo:color="#333333" style:font-name="Helvetic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3" style:family="paragraph" style:parent-style-name="Standard">
      <style:paragraph-properties fo:text-align="center" style:justify-single-word="false">
        <style:tab-stops>
          <style:tab-stop style:position="3.9898in" style:type="center"/>
        </style:tab-stops>
      </style:paragraph-properties>
      <style:text-properties style:font-name="Helvetica" fo:font-size="8pt" style:font-size-asian="8pt" style:font-size-complex="8pt"/>
    </style:style>
    <style:style style:name="P44" style:family="paragraph" style:parent-style-name="Standard">
      <style:text-properties fo:font-size="10pt" style:font-size-asian="8.75pt" style:font-size-complex="10pt"/>
    </style:style>
    <style:style style:name="P45" style:family="paragraph" style:parent-style-name="Standard">
      <style:text-properties fo:font-size="6pt" style:font-size-asian="5.25pt" style:font-size-complex="6pt"/>
    </style:style>
    <style:style style:name="P46" style:family="paragraph">
      <style:text-properties style:font-name="Helvetica" fo:font-size="10pt" style:font-size-asian="10pt" style:font-size-complex="10pt"/>
    </style:style>
    <style:style style:name="P47" style:family="paragraph">
      <style:paragraph-properties fo:text-align="center"/>
    </style:style>
    <style:style style:name="P48" style:family="paragraph">
      <style:paragraph-properties fo:text-align="center"/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Helvetica" fo:font-size="10pt" style:font-size-asian="10pt" style:font-size-complex="10pt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in" fo:border="none" style:shadow="none"/>
    </style: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1083in" fo:padding-top="0.0193in" fo:padding-bottom="0.0193in" fo:padding-left="0.0783in" fo:padding-right="0.0783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30">Cod. articolo</text:p>
            </table:table-cell>
            <table:table-cell table:style-name="Table1.A1" office:value-type="string">
              <text:p text:style-name="P30">Descrizione</text:p>
            </table:table-cell>
            <table:table-cell table:style-name="Table1.A1" office:value-type="string">
              <text:p text:style-name="P31">U.M.</text:p>
            </table:table-cell>
            <table:table-cell table:style-name="Table1.D1" office:value-type="string">
              <text:p text:style-name="P31">Q.TA'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17"><text:placeholder text:placeholder-type="text">&lt;for each="line in o.move_lines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32"><text:placeholder text:placeholder-type="text">&lt;line.product_id.code or ''&gt;</text:placeholder></text:p>
                </table:table-cell>
                <table:table-cell table:style-name="Tabella1.A1" office:value-type="string">
                  <text:p text:style-name="P32"><text:placeholder text:placeholder-type="text">&lt;line.name or ''&gt;</text:placeholder></text:p>
                </table:table-cell>
                <table:table-cell table:style-name="Tabella1.A1" office:value-type="string">
                  <text:p text:style-name="P33"><text:placeholder text:placeholder-type="text">&lt;line.product_uom.name or ''&gt;</text:placeholder></text:p>
                </table:table-cell>
                <table:table-cell table:style-name="Tabella1.D1" office:value-type="string">
                  <text:p text:style-name="P33"><text:placeholder text:placeholder-type="text">&lt;line.product_qty or ''&gt;</text:placeholder></text:p>
                </table:table-cell>
              </table:table-row>
            </table:table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4806in" fo:margin-left="0in" fo:margin-right="0in" table:align="margins"/>
    </style:style>
    <style:style style:name="Table3.A" style:family="table-column">
      <style:table-column-properties style:column-width="1.3729in" style:rel-column-width="12027*"/>
    </style:style>
    <style:style style:name="Table3.B" style:family="table-column">
      <style:table-column-properties style:column-width="1.3646in" style:rel-column-width="11954*"/>
    </style:style>
    <style:style style:name="Table3.C" style:family="table-column">
      <style:table-column-properties style:column-width="1.1292in" style:rel-column-width="9891*"/>
    </style:style>
    <style:style style:name="Table3.D" style:family="table-column">
      <style:table-column-properties style:column-width="1.2938in" style:rel-column-width="11334*"/>
    </style:style>
    <style:style style:name="Table3.E" style:family="table-column">
      <style:table-column-properties style:column-width="1.9521in" style:rel-column-width="17101*"/>
    </style:style>
    <style:style style:name="Table3.F" style:family="table-column">
      <style:table-column-properties style:column-width="0.3688in" style:rel-column-width="3228*"/>
    </style:style>
    <style:style style:name="Table3.1" style:family="table-row">
      <style:table-row-properties style:min-row-height="3.7056in"/>
    </style:style>
    <style:style style:name="Table3.A1" style:family="table-cell">
      <style:table-cell-properties fo:background-color="transparent" fo:padding="0in" fo:border="none">
        <style:background-image/>
      </style:table-cell-properties>
    </style:style>
    <style:style style:name="Table3.D1" style:family="table-cell">
      <style:table-cell-properties fo:padding="0in" fo:border="none"/>
    </style:style>
    <style:style style:name="Table4" style:family="table">
      <style:table-properties style:width="3.6146in" table:align="margins"/>
    </style:style>
    <style:style style:name="Table4.A" style:family="table-column">
      <style:table-column-properties style:column-width="3.6146in" style:rel-column-width="65535*"/>
    </style:style>
    <style:style style:name="Table4.A1" style:family="table-cell">
      <style:table-cell-properties fo:padding="0.1181in" fo:border="0.0007in solid #000000"/>
    </style:style>
    <style:style style:name="Table3.2" style:family="table-row">
      <style:table-row-properties style:row-height="0.5597in"/>
    </style:style>
    <style:style style:name="Table3.A2" style:family="table-cell">
      <style:table-cell-properties fo:background-color="transparent" fo:padding="0.0194in" fo:border-left="0.0007in solid #000000" fo:border-right="none" fo:border-top="0.0007in solid #000000" fo:border-bottom="0.0007in solid #000000">
        <style:background-image/>
      </style:table-cell-properties>
    </style:style>
    <style:style style:name="Table3.F2" style:family="table-cell">
      <style:table-cell-properties fo:background-color="transparent" fo:padding="0.0194in" fo:border="0.0007in solid #000000">
        <style:background-image/>
      </style:table-cell-properties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1.9063in" style:rel-column-width="16700*"/>
    </style:style>
    <style:style style:name="Table6.B" style:family="table-column">
      <style:table-column-properties style:column-width="0.4896in" style:rel-column-width="4289*"/>
    </style:style>
    <style:style style:name="Table6.C" style:family="table-column">
      <style:table-column-properties style:column-width="0.7569in" style:rel-column-width="6631*"/>
    </style:style>
    <style:style style:name="Table6.D" style:family="table-column">
      <style:table-column-properties style:column-width="0.709in" style:rel-column-width="6211*"/>
    </style:style>
    <style:style style:name="Table6.E" style:family="table-column">
      <style:table-column-properties style:column-width="1.009in" style:rel-column-width="8839*"/>
    </style:style>
    <style:style style:name="Table6.F" style:family="table-column">
      <style:table-column-properties style:column-width="1.066in" style:rel-column-width="9338*"/>
    </style:style>
    <style:style style:name="Table6.G" style:family="table-column">
      <style:table-column-properties style:column-width="0.7931in" style:rel-column-width="6947*"/>
    </style:style>
    <style:style style:name="Table6.H" style:family="table-column">
      <style:table-column-properties style:column-width="0.7514in" style:rel-column-width="6580*"/>
    </style:style>
    <style:style style:name="Table6.1" style:family="table-row">
      <style:table-row-properties style:row-height="0.5in"/>
    </style:style>
    <style:style style:name="Table6.A1" style:family="table-cell">
      <style:table-cell-properties fo:padding="0.0396in" fo:border-left="0.0007in solid #000000" fo:border-right="none" fo:border-top="0.0007in solid #000000" fo:border-bottom="0.0007in solid #000000"/>
    </style:style>
    <style:style style:name="Table6.H1" style:family="table-cell">
      <style:table-cell-properties fo:padding="0.0396in" fo:border="0.0007in solid #000000"/>
    </style:style>
    <style:style style:name="Table6.A2" style:family="table-cell">
      <style:table-cell-properties fo:padding="0.0396in" fo:border-left="0.0007in solid #000000" fo:border-right="none" fo:border-top="none" fo:border-bottom="0.0007in solid #000000"/>
    </style:style>
    <style:style style:name="Table6.E2" style:family="table-cell">
      <style:table-cell-properties fo:padding="0.0396in" fo:border-left="0.0007in solid #000000" fo:border-right="0.0007in solid #000000" fo:border-top="none" fo:border-bottom="0.0007in solid #000000"/>
    </style:style>
    <style:style style:name="Table6.3" style:family="table-row">
      <style:table-row-properties style:row-height="0.3in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officeooo:paragraph-rsid="0047b6ce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officeooo:paragraph-rsid="0048db28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officeooo:paragraph-rsid="0048db28" style:font-size-asian="8pt" style:font-size-complex="8pt"/>
    </style:style>
    <style:style style:name="MP6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8pt" officeooo:paragraph-rsid="0048db28" style:font-size-asian="8pt" style:font-size-complex="8pt"/>
    </style:style>
    <style:style style:name="MP7" style:family="paragraph" style:parent-style-name="Standard">
      <style:paragraph-properties fo:margin-left="0.1146in" fo:margin-right="0in" fo:text-indent="0in" style:auto-text-indent="false" style:text-autospace="none"/>
      <style:text-properties officeooo:paragraph-rsid="0048db28"/>
    </style:style>
    <style:style style:name="MP8" style:family="paragraph" style:parent-style-name="Standard">
      <style:paragraph-properties fo:margin-left="0.1146in" fo:margin-right="0in" fo:text-indent="0in" style:auto-text-indent="false" style:text-autospace="none"/>
      <style:text-properties officeooo:paragraph-rsid="00495c29"/>
    </style:style>
    <style:style style:name="MP9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0" style:family="paragraph" style:parent-style-name="Table_20_Contents">
      <style:text-properties fo:font-size="8pt" style:font-size-asian="8pt" style:font-size-complex="8pt"/>
    </style:style>
    <style:style style:name="MP11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12" style:family="paragraph" style:parent-style-name="Table_20_Contents">
      <style:paragraph-properties fo:text-align="start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333333" style:font-name="Helvetica" fo:font-size="10pt" fo:font-style="normal" fo:font-weight="normal" officeooo:paragraph-rsid="005fc7cf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5" style:family="paragraph" style:parent-style-name="Standard">
      <style:paragraph-properties fo:text-align="start" style:justify-single-word="false" style:text-autospace="none"/>
      <style:text-properties fo:color="#333333" style:font-name="Helvetic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5.25pt" style:font-weight-asian="normal" style:font-size-complex="6pt" style:font-weight-complex="normal"/>
    </style:style>
    <style:style style:name="MP17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MP18" style:family="paragraph" style:parent-style-name="Table_20_Contents">
      <style:paragraph-properties fo:text-align="start" style:justify-single-word="false"/>
      <style:text-properties style:font-name="Helvetica" fo:font-size="10pt" fo:font-weight="normal" officeooo:paragraph-rsid="006099ee" style:font-size-asian="10pt" style:font-weight-asian="normal" style:font-size-complex="10pt" style:font-weight-complex="normal"/>
    </style:style>
    <style:style style:name="MP19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20" style:family="paragraph">
      <style:text-properties style:font-name="Helvetica" fo:font-size="10pt" style:font-size-asian="10pt" style:font-size-complex="10pt"/>
    </style:style>
    <style:style style:name="MP21" style:family="paragraph">
      <style:paragraph-properties fo:text-align="center"/>
    </style:style>
    <style:style style:name="MP22" style:family="paragraph">
      <style:paragraph-properties fo:text-align="center"/>
      <style:text-properties style:font-name="Helvetica" fo:font-size="10pt" style:font-size-asian="10pt" style:font-size-complex="10pt"/>
    </style:style>
    <style:style style:name="MP23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24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4b1a42" style:font-size-asian="10pt" style:font-weight-asian="bold" style:font-size-complex="10pt" style:font-weight-complex="bold"/>
    </style:style>
    <style:style style:name="MP25" style:family="paragraph" style:parent-style-name="Table_20_Contents">
      <style:text-properties style:font-name="Helvetica" fo:font-size="6pt" style:font-size-asian="6pt" style:font-size-complex="6pt"/>
    </style:style>
    <style:style style:name="MP26" style:family="paragraph" style:parent-style-name="Table_20_Contents">
      <style:paragraph-properties fo:text-align="center" style:justify-single-word="false"/>
      <style:text-properties style:font-name="Helvetica" fo:font-size="10pt" fo:font-weight="normal" officeooo:paragraph-rsid="003bd73f" style:font-size-asian="10pt" style:font-weight-asian="normal" style:font-size-complex="10pt" style:font-weight-complex="normal"/>
    </style:style>
    <style:style style:name="MP27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8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29" style:family="paragraph" style:parent-style-name="Table_20_Contents">
      <style:paragraph-properties fo:text-align="center" style:justify-single-word="false"/>
      <style:text-properties style:font-name="Helvetica" fo:font-size="8pt" fo:font-weight="normal" officeooo:paragraph-rsid="003bd73f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31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32" style:family="paragraph" style:parent-style-name="Standard">
      <style:text-properties fo:font-size="10pt" style:font-size-asian="8.75pt" style:font-size-complex="10pt"/>
    </style:style>
    <style:style style:name="MP33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ccb97" style:font-size-asian="8pt" style:font-weight-asian="normal" style:font-size-complex="8pt" style:font-weight-complex="normal"/>
    </style:style>
    <style:style style:name="MP34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a9f01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6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621f00" style:font-size-asian="8pt" style:font-weight-asian="normal" style:font-size-complex="8pt" style:font-weight-complex="normal"/>
    </style:style>
    <style:style style:name="MP37" style:family="paragraph" style:parent-style-name="Table_20_Contents">
      <style:text-properties style:font-name="Helvetica" fo:font-size="6pt" officeooo:paragraph-rsid="001fa3a2" style:font-size-asian="6pt" style:font-size-complex="6pt"/>
    </style:style>
    <style:style style:name="MP38" style:family="paragraph" style:parent-style-name="Table_20_Contents">
      <style:text-properties style:font-name="Helvetica" fo:font-size="8pt" fo:font-weight="normal" officeooo:paragraph-rsid="001fa3a2" style:font-size-asian="8pt" style:font-weight-asian="normal" style:font-size-complex="8pt" style:font-weight-complex="normal"/>
    </style:style>
    <style:style style:name="MP39" style:family="paragraph" style:parent-style-name="Table_20_Contents">
      <style:text-properties style:font-name="Helvetica" fo:font-size="8pt" officeooo:paragraph-rsid="001fa3a2" style:font-size-asian="8pt" style:font-size-complex="8pt"/>
    </style:style>
    <style:style style:name="MP40" style:family="paragraph" style:parent-style-name="Table_20_Contents">
      <style:text-properties style:font-name="Helvetica" fo:font-size="8pt" officeooo:paragraph-rsid="006a3365" style:font-size-asian="8pt" style:font-size-complex="8pt"/>
    </style:style>
    <style:style style:name="MP41" style:family="paragraph" style:parent-style-name="Table_20_Contents">
      <style:text-properties style:font-name="Helvetica" fo:font-size="6pt" style:font-size-asian="5.25pt" style:font-size-complex="6pt"/>
    </style:style>
    <style:style style:name="MP42" style:family="paragraph" style:parent-style-name="Standard">
      <style:paragraph-properties fo:text-align="center" style:justify-single-word="false">
        <style:tab-stops>
          <style:tab-stop style:position="3.9898in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style:font-name="Helvetica" fo:font-size="10pt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in" fo:border="none" style:shadow="none"/>
    </style: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1083in" fo:padding-top="0.0193in" fo:padding-bottom="0.0193in" fo:padding-left="0.0783in" fo:padding-right="0.0783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 style:dynamic-spacing="false"/>
      </style:header-style>
      <style:footer-style>
        <style:header-footer-properties fo:min-height="0.2752in" fo:margin-left="0in" fo:margin-right="0in" fo:margin-top="0.0783in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table:number-columns-spanned="3" office:value-type="string">
              <text:p text:style-name="Table_20_Contents"><draw:frame draw:style-name="Mfr1" draw:name="image: asimage(company.logo)" text:anchor-type="paragraph" svg:width="1.8563in" svg:height="0.7654in" draw:z-index="2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6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7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6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7"><text:span text:style-name="MT3">PIVA: </text:span><text:span text:style-name="MT5"><text:placeholder text:placeholder-type="text">&lt;o.company_id.partner_id.vat or ''&gt;</text:placeholder></text:span></text:p>
              <text:p text:style-name="MP8"><text:span text:style-name="MT3">CF: </text:span><text:span text:style-name="MT5"><text:placeholder text:placeholder-type="text">&lt;o.company_id.partner_id.fiscalcode or ''&gt;</text:placeholder></text:span></text:p>
              <text:p text:style-name="MP9"/>
            </table:table-cell>
            <table:covered-table-cell/>
            <table:covered-table-cell/>
            <table:table-cell table:style-name="Table3.D1" table:number-columns-spanned="3" office:value-type="string">
              <text:p text:style-name="MP10"><text:placeholder text:placeholder-type="text">&lt;o.partner_id and (setLang(o.partner_id.lang or 'en_US')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1">Destinatario</text:p>
                    <text:p text:style-name="MP11"/>
                    <text:p text:style-name="MP12"><text:placeholder text:placeholder-type="text">&lt;o.partner_id and o.partner_id.address and o.partner_id.address[0].title and o.partner_id.address[0].title.name or ''&gt;</text:placeholder> <text:placeholder text:placeholder-type="text">&lt;o.partner_id and o.partner_id.name or ''&gt;</text:placeholder></text:p>
                    <text:p text:style-name="MP13"><text:placeholder text:placeholder-type="text">&lt;o.partner_id and o.partner_id.address and o.partner_id.address[0].street or ''&gt;</text:placeholder></text:p>
                    <text:p text:style-name="MP13"><text:placeholder text:placeholder-type="text">&lt;o.partner_id and o.partner_id.address and o.partner_id.address[0].zip or ''&gt;</text:placeholder></text:p>
                    <text:p text:style-name="MP14"><text:placeholder text:placeholder-type="text">&lt;o.partner_id and o.partner_id.address and o.partner_id.address[0].city or ''&gt;</text:placeholder></text:p>
                    <text:p text:style-name="MP14"><text:placeholder text:placeholder-type="text">&lt;o.partner_id and o.partner_id.address and o.partner_id.address[0].country_id and o.partner_id.address[0].country_id.name or ''&gt;</text:placeholder></text:p>
                    <text:p text:style-name="MP15"/>
                    <text:p text:style-name="MP16"/>
                    <text:p text:style-name="MP17"><text:placeholder text:placeholder-type="text">&lt;if test="o.address_id"&gt;</text:placeholder></text:p>
                    <text:p text:style-name="MP11">Luogo di destinazione</text:p>
                    <text:p text:style-name="MP11"/>
                    <text:p text:style-name="MP18"><text:placeholder text:placeholder-type="text">&lt;o.address_id and o.address_id.street or ''&gt;</text:placeholder> <text:placeholder text:placeholder-type="text">&lt;o.address_id and o.address_id.street2 or ''&gt;</text:placeholder></text:p>
                    <text:p text:style-name="MP17"><text:placeholder text:placeholder-type="text">&lt;o.address_id and o.address_id.zip or ''&gt;</text:placeholder> - <text:placeholder text:placeholder-type="text">&lt;o.address_id and o.address_id.city or ''&gt;</text:placeholder> <text:s/><text:placeholder text:placeholder-type="text">&lt;o.address_id and o.address_id.country_id and o.address_id.country_id.name or ''&gt;</text:placeholder></text:p>
                    <text:p text:style-name="MP17"><text:placeholder text:placeholder-type="text">&lt;/if&gt;</text:placeholder></text:p>
                  </table:table-cell>
                </table:table-row>
              </table:table>
              <text:p text:style-name="Table_20_Contents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19"><draw:frame text:anchor-type="paragraph" draw:z-index="0" draw:style-name="Mgr1" draw:text-style-name="MP20" svg:width="1.098in" svg:height="0.2169in" svg:x="0.2673in" svg:y="-0.128in"><draw:text-box><text:p><text:span text:style-name="MT6">N° Documento</text:span></text:p></draw:text-box></draw:frame><draw:frame text:anchor-type="paragraph" draw:z-index="1" draw:style-name="Mgr1" draw:text-style-name="MP22" svg:width="1.0642in" svg:height="0.2169in" svg:x="1.3598in" svg:y="-0.128in"><draw:text-box><text:p text:style-name="MP21"><text:span text:style-name="MT6">Del</text:span></text:p></draw:text-box></draw:frame></text:p>
              <text:p text:style-name="MP23"><text:placeholder text:placeholder-type="text">&lt;o.ddt_number or ''&gt;</text:placeholder></text:p>
            </table:table-cell>
            <table:table-cell table:style-name="Table3.A2" office:value-type="string">
              <text:p text:style-name="MP19"/>
              <text:p text:style-name="MP24"><text:placeholder text:placeholder-type="text">&lt;str(o.ddt_date) and (formatLang(o.ddt_date[0:10], date=True)) or ''&gt;</text:placeholder></text:p>
            </table:table-cell>
            <table:table-cell table:style-name="Table3.A2" table:number-columns-spanned="2" office:value-type="string">
              <text:p text:style-name="MP25">Cod. Cliente</text:p>
              <text:p text:style-name="MP25"/>
              <text:p text:style-name="MP26"><text:placeholder text:placeholder-type="text">&lt;o.partner_id and o.partner_id.ref or ''&gt;</text:placeholder></text:p>
              <text:p text:style-name="MP27"/>
            </table:table-cell>
            <table:covered-table-cell/>
            <table:table-cell table:style-name="Table3.A2" office:value-type="string">
              <text:p text:style-name="MP28">Numero IVA</text:p>
              <text:p text:style-name="MP28"/>
              <text:p text:style-name="MP29"><text:span text:style-name="MT7"><text:placeholder text:placeholder-type="text">&lt;o.partner_id and o.partner_id.vat or ''&gt;</text:placeholder></text:span><text:span text:style-name="MT7"> </text:span></text:p>
              <text:p text:style-name="MP30"/>
            </table:table-cell>
            <table:table-cell table:style-name="Table3.F2" office:value-type="string">
              <text:p text:style-name="MP25">Pag.</text:p>
              <text:p text:style-name="MP25"/>
              <text:p text:style-name="MP31"><text:page-number text:select-page="current">1</text:page-number>/<text:page-count>1</text:page-count> </text:p>
            </table:table-cell>
          </table:table-row>
        </table:table>
        <text:p text:style-name="MP32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row table:style-name="Table6.1">
            <table:table-cell table:style-name="Table6.A1" office:value-type="string">
              <text:p text:style-name="MP25">Causale del trasporto</text:p>
              <text:p text:style-name="MP25"/>
              <text:p text:style-name="MP33"><text:placeholder text:placeholder-type="text">&lt;o.transportation_reason_id and o.transportation_reason_id.name or ''&gt;</text:placeholder></text:p>
            </table:table-cell>
            <table:table-cell table:style-name="Table6.A1" table:number-columns-spanned="3" office:value-type="string">
              <text:p text:style-name="MP25">Porto</text:p>
              <text:p text:style-name="MP25"/>
              <text:p text:style-name="MP33"><text:placeholder text:placeholder-type="text">&lt;o.carriage_condition_id and o.carriage_condition_id.name or ''&gt;</text:placeholder></text:p>
            </table:table-cell>
            <table:covered-table-cell/>
            <table:covered-table-cell/>
            <table:table-cell table:style-name="Table6.A1" table:number-columns-spanned="2" office:value-type="string">
              <text:p text:style-name="MP25">Aspetto esteriore dei beni</text:p>
              <text:p text:style-name="MP25"/>
              <text:p text:style-name="MP33"><text:placeholder text:placeholder-type="text">&lt;o.goods_description_id and o.goods_description_id.name or ''&gt;</text:placeholder></text:p>
            </table:table-cell>
            <table:covered-table-cell/>
            <table:table-cell table:style-name="Table6.A1" office:value-type="string">
              <text:p text:style-name="MP25">Numero colli</text:p>
              <text:p text:style-name="MP25"/>
              <text:p text:style-name="MP34"><text:placeholder text:placeholder-type="text">&lt;o.number_of_packages or ''&gt;</text:placeholder></text:p>
            </table:table-cell>
            <table:table-cell table:style-name="Table6.H1" office:value-type="string">
              <text:p text:style-name="MP25">Peso</text:p>
              <text:p text:style-name="MP25"/>
              <text:p text:style-name="MP33"><text:placeholder text:placeholder-type="text">&lt;o.weight or ''&gt;</text:placeholder></text:p>
            </table:table-cell>
          </table:table-row>
          <table:table-row table:style-name="Table6.1">
            <table:table-cell table:style-name="Table6.A2" office:value-type="string">
              <text:p text:style-name="MP25">Vettore</text:p>
              <text:p text:style-name="MP35"/>
              <text:p text:style-name="MP36"><text:placeholder text:placeholder-type="text">&lt;o.carrier_id and o.carrier_id.name or ''&gt;</text:placeholder></text:p>
            </table:table-cell>
            <table:table-cell table:style-name="Table6.A2" table:number-columns-spanned="2" office:value-type="string">
              <text:p text:style-name="MP37">Data ritiro </text:p>
              <text:p text:style-name="MP37"/>
              <text:p text:style-name="MP38"><text:placeholder text:placeholder-type="text">&lt;if test="str(o.date_done)"&gt;</text:placeholder></text:p>
              <text:p text:style-name="MP39"><text:placeholder text:placeholder-type="text">&lt;(formatLang(o.date_done[0:10], date=True)) or ''&gt;</text:placeholder></text:p>
              <text:p text:style-name="MP38"><text:placeholder text:placeholder-type="text">&lt;/if&gt;</text:placeholder></text:p>
            </table:table-cell>
            <table:covered-table-cell/>
            <table:table-cell table:style-name="Table6.A2" office:value-type="string">
              <text:p text:style-name="MP25">Ora ritiro</text:p>
              <text:p text:style-name="MP25"/>
              <text:p text:style-name="MP40"><text:span text:style-name="MT8"><text:placeholder text:placeholder-type="text">&lt;if test='str(o.date_done)'&gt;</text:placeholder></text:span><text:placeholder text:placeholder-type="text">&lt;(o.date_done[10:]) or ''&gt;</text:placeholder><text:span text:style-name="MT8"><text:placeholder text:placeholder-type="text">&lt;/if&gt;</text:placeholder></text:span></text:p>
            </table:table-cell>
            <table:table-cell table:style-name="Table6.E2" table:number-columns-spanned="4" office:value-type="string">
              <text:p text:style-name="MP25">Note</text:p>
              <text:p text:style-name="MP41"/>
              <text:p text:style-name="MP35"><text:placeholder text:placeholder-type="text">&lt;o.note or ''&gt;</text:placeholder></text:p>
            </table:table-cell>
            <table:covered-table-cell/>
            <table:covered-table-cell/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25">Firma vettore</text:p>
              <text:p text:style-name="MP41"/>
              <text:p text:style-name="MP41"/>
            </table:table-cell>
            <table:covered-table-cell/>
            <table:table-cell table:style-name="Table6.A2" table:number-columns-spanned="3" office:value-type="string">
              <text:p text:style-name="MP28">Firma conducente</text:p>
            </table:table-cell>
            <table:covered-table-cell/>
            <table:covered-table-cell/>
            <table:table-cell table:style-name="Table6.E2" table:number-columns-spanned="3" office:value-type="string">
              <text:p text:style-name="MP28">Firma destinatario</text:p>
            </table:table-cell>
            <table:covered-table-cell/>
            <table:covered-table-cell/>
          </table:table-row>
        </table:table>
        <text:p text:style-name="MP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1-05-08T11:38:20</dc:date>
    <meta:editing-duration>PT48H47M45S</meta:editing-duration>
    <meta:editing-cycles>315</meta:editing-cycles>
    <meta:generator>OpenOffice.org/3.2$Unix OpenOffice.org_project/320m19$Build-9505</meta:generator>
    <dc:creator>LB </dc:creator>
    <meta:document-statistic meta:table-count="5" meta:image-count="0" meta:object-count="0" meta:page-count="1" meta:paragraph-count="61" meta:word-count="243" meta:character-count="2584"/>
    <meta:user-defined meta:name="Info 1">http://localhost:8069</meta:user-defined>
    <meta:user-defined meta:name="Info 2"/>
    <meta:user-defined meta:name="Info 3"/>
    <meta:user-defined meta:name="Info 4"/>
  </office:meta>
</office:document-meta>
</file>